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まさかとは思うけど、南にある“煉獄洞”へ
行くつもりじゃないよな？</text:p>
          </table:table-cell>
          <table:table-cell table:number-columns-repeated="1023"/>
        </table:table-row>
        <table:table-row>
          <table:table-cell table:style-name="ce0" office:value-type="string">
            <text:p>絶対やめとけ。　魔物もいるし、何より
そこらじゅうでマグマが湧いてるんだ。
アツいぜ。</text:p>
          </table:table-cell>
          <table:table-cell table:number-columns-repeated="1023"/>
        </table:table-row>
        <table:table-row>
          <table:table-cell table:style-name="ce0" office:value-type="string">
            <text:p>慣れない旅のせいで足が筋肉痛だわ・・・</text:p>
          </table:table-cell>
          <table:table-cell table:number-columns-repeated="1023"/>
        </table:table-row>
        <table:table-row>
          <table:table-cell table:style-name="ce0" office:value-type="string">
            <text:p>これまでの旅で一番苦労したのは、やっぱ
北部よねぇ。</text:p>
          </table:table-cell>
          <table:table-cell table:number-columns-repeated="1023"/>
        </table:table-row>
        <table:table-row>
          <table:table-cell table:style-name="ce0" office:value-type="string">
            <text:p>寒すぎて飲料水は凍っちゃうし、凍る前に
全部飲んだら、めちゃくちゃおしっこしたく
なっちゃったし・・・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54+02:00</meta:creation-date>
    <dc:date>2019-10-06T10:58:54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